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outline1">
      <style:graphic-properties fo:min-height="11.929cm"/>
    </style:style>
    <style:style style:name="pr5" style:family="presentation" style:parent-style-name="AbstractYellow-subtitle">
      <style:graphic-properties draw:fill-color="#ffffff" draw:textarea-vertical-align="top" fo:min-height="15.193cm"/>
    </style:style>
    <style:style style:name="pr6" style:family="presentation" style:parent-style-name="AbstractYellow-subtitle">
      <style:graphic-properties draw:fill-color="#ffffff" draw:textarea-vertical-align="top" draw:auto-grow-height="true" fo:min-height="12.179cm"/>
    </style:style>
    <style:style style:name="pr7" style:family="presentation" style:parent-style-name="AbstractYellow-subtitle">
      <style:graphic-properties draw:fill-color="#ffffff" draw:textarea-vertical-align="top" fo:min-height="12.42cm"/>
    </style:style>
    <style:style style:name="pr8" style:family="presentation" style:parent-style-name="AbstractYellow-subtitle">
      <style:graphic-properties draw:fill-color="#ffffff" draw:textarea-vertical-align="top" fo:min-height="15.875cm"/>
    </style:style>
    <style:style style:name="pr9" style:family="presentation" style:parent-style-name="AbstractYellow-title">
      <style:graphic-properties draw:auto-grow-height="true" fo:min-height="3.506cm"/>
    </style:style>
    <style:style style:name="pr10" style:family="presentation" style:parent-style-name="AbstractYellow-subtitle">
      <style:graphic-properties draw:fill-color="#ffffff" draw:textarea-vertical-align="top" fo:min-height="13.982cm"/>
    </style:style>
    <style:style style:name="pr11" style:family="presentation" style:parent-style-name="AbstractYellow-subtitle">
      <style:graphic-properties draw:fill-color="#ffffff" draw:textarea-vertical-align="top" fo:min-height="13.445cm"/>
    </style:style>
    <style:style style:name="pr12" style:family="presentation" style:parent-style-name="AbstractYellow-subtitle">
      <style:graphic-properties draw:fill-color="#ffffff" draw:textarea-vertical-align="top" fo:min-height="14.863cm"/>
    </style:style>
    <style:style style:name="pr13" style:family="presentation" style:parent-style-name="AbstractYellow-subtitle">
      <style:graphic-properties draw:fill-color="#ffffff" draw:textarea-vertical-align="top" fo:min-height="12.733cm"/>
    </style:style>
    <style:style style:name="pr14" style:family="presentation" style:parent-style-name="AbstractYellow-subtitle">
      <style:graphic-properties draw:fill-color="#ffffff" draw:textarea-vertical-align="top" fo:min-height="14.2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7" style:family="paragraph">
      <style:text-properties style:text-underline-style="none"/>
    </style:style>
    <style:style style:name="P8" style:family="paragraph">
      <style:text-properties fo:font-size="44pt" style:text-underline-style="none" style:font-size-asian="44pt" style:font-size-complex="44pt"/>
    </style:style>
    <style:style style:name="P9" style:family="paragraph">
      <loext:graphic-properties draw:fill-color="#ffffff"/>
      <style:paragraph-properties fo:text-align="center"/>
      <style:text-properties fo:font-size="32pt"/>
    </style:style>
    <style:style style:name="P10" style:family="paragraph">
      <style:text-properties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fo:font-weight="bold" style:font-size-asian="26pt" style:font-weight-asian="bold" style:font-size-complex="26pt" style:font-weight-complex="bold"/>
    </style:style>
    <style:style style:name="T10" style:family="text">
      <style:text-properties fo:font-size="32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T13" style:family="text">
      <style:text-properties fo:font-size="32pt" fo:font-weight="normal" style:font-size-asian="22pt" style:font-weight-asian="normal" style:font-size-complex="22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32pt" style:text-underline-style="none" fo:font-weight="bold" style:font-size-asian="22pt" style:font-weight-asian="bold" style:font-size-complex="22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44pt" fo:font-weight="normal" style:font-size-asian="44pt" style:font-weight-asian="normal" style:font-size-complex="44pt" style:font-weight-complex="normal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Start instanc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ws ec2 run-instances </text:span></text:p>
            <text:p text:style-name="P1"><text:span text:style-name="T1">--image-id ami-5189a661 </text:span><text:span text:style-name="T1"><text:tab/></text:span></text:p>
            <text:p text:style-name="P1"><text:span text:style-name="T1">--count 1 </text:span></text:p>
            <text:p text:style-name="P1"><text:span text:style-name="T1">--instance-type t2.micro </text:span></text:p>
            <text:p text:style-name="P1"><text:span text:style-name="T1">--key-name aws_keypair </text:span></text:p>
            <text:p text:style-name="P1"><text:span text:style-name="T1">--security-groups hadSecGroup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Install Java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$ <text:span text:style-name="T2">sudo apt-add-repository ppa:webupd8team/java</text:span></text:p>
            <text:p text:style-name="P1">$ sudo apt-get update</text:p>
            <text:p text:style-name="P1">$ sudo apt-get install oracle-java8-installer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Add Hadoop group and user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$ sudo addgroup hadoop</text:p>
            <text:p text:style-name="P1">$ sudo adduser --ingroup hadoop hduser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draw:frame presentation:style-name="pr1" draw:layer="layout" svg:width="25.2cm" svg:height="3.467cm" svg:x="1.4cm" svg:y="0.8cm" presentation:class="title">
          <draw:text-box>
            <text:p>Download and unpack Hadoo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3"># NB Find nearest mirror to your location</text:span></text:p>
            <text:p text:style-name="P1">$ wget http://apache. (…) /hadoop-2.7.1.tar.gz</text:p>
            <text:p text:style-name="P1"/>
            <text:p text:style-name="P1"><text:span text:style-name="T3"># unpack to /usr/local</text:span></text:p>
            <text:p text:style-name="P1">$ sudo tar -zxvf hadoop-2.7.1.tar.gz -C /usr/local</text:p>
            <text:p text:style-name="P1"/>
            <text:p text:style-name="P1"><text:span text:style-name="T3"># clean up</text:span></text:p>
            <text:p text:style-name="P1"><text:span text:style-name="T4">$ rm hadoop-2.7.1.tar.gz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Editing system wide profile - I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5"># create file</text:span></text:p>
            <text:p text:style-name="P1"><text:span text:style-name="T1">$ sudo touch /etc/profile.d/custom.sh</text:span></text:p>
            <text:p text:style-name="P1"><text:span text:style-name="T1"/></text:p>
            <text:p text:style-name="P1"><text:span text:style-name="T5"># add execute permission</text:span></text:p>
            <text:p text:style-name="P1"><text:span text:style-name="T5"/></text:p>
            <text:p text:style-name="P1"><text:span text:style-name="T6">$ sudo chmod +x /etc/profile.d/custom.sh</text:span></text:p>
            <text:p text:style-name="P1"><text:span text:style-name="T1"/></text:p>
            <text:p text:style-name="P1"><text:span text:style-name="T5"># edit file</text:span></text:p>
            <text:p text:style-name="P1"><text:span text:style-name="T1">$ sudo vim /etc/profile.d/custom.sh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Editing System Wide Profile - II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p text:style-name="P1"><text:span text:style-name="T5"># add lines</text:span></text:p>
            <text:p text:style-name="P1"><text:span text:style-name="T1"/></text:p>
            <text:p text:style-name="P1"><text:span text:style-name="T1">#!/bin/sh</text:span></text:p>
            <text:p text:style-name="P1"><text:span text:style-name="T1"/></text:p>
            <text:p text:style-name="P1"><text:span text:style-name="T1">export PATH=$PATH:/usr/local/hadoop-2.7.1/bin/</text:span></text:p>
            <text:p text:style-name="P1"><text:span text:style-name="T1">export PATH=$PATH:/usr/local/hadoop-2.7.1/sbin/</text:span></text:p>
            <text:p text:style-name="P1"><text:span text:style-name="T1">export JAVA_HOME=/usr/lib/jvm/java-8-oracle/</text:span></text:p>
            <text:p text:style-name="P1"><text:span text:style-name="T1"/></text:p>
            <text:p text:style-name="P1"><text:span text:style-name="T5"># execute (NB will run on next login)</text:span></text:p>
            <text:p text:style-name="P1"><text:span text:style-name="T1">$ . /etc/profile.d/custom.sh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Checking Environment Variables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5"># Show</text:span></text:p>
            <text:p text:style-name="P1"><text:span text:style-name="T6">$ printenv</text:span></text:p>
            <text:p text:style-name="P1"><text:span text:style-name="T7">PATH=/usr/local/sbin:(...):/usr/local/hadoop-2.7.1/bin/</text:span></text:p>
            <text:p text:style-name="P1"><text:span text:style-name="T7">(...)</text:span></text:p>
            <text:p text:style-name="P1"><text:span text:style-name="T7">JAVA_HOME=/usr/lib/jvm/java-8-oracle/</text:span></text:p>
            <text:p text:style-name="P1"><text:span text:style-name="T7">(...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adoop commands</text:p>
          </draw:text-box>
        </draw:frame>
        <draw:frame presentation:style-name="pr7" draw:text-style-name="P2" draw:layer="layout" svg:width="25.199cm" svg:height="12.42cm" svg:x="1.4cm" svg:y="4.914cm" presentation:class="subtitle" presentation:user-transformed="true">
          <draw:text-box>
            <text:p text:style-name="P1"><text:span text:style-name="T5"># show version</text:span></text:p>
            <text:p text:style-name="P1"><text:span text:style-name="T1">$ hadoop version</text:span></text:p>
            <text:p text:style-name="P1"><text:span text:style-name="T1">Hadoop 2.7.1</text:span></text:p>
            <text:p text:style-name="P1"><text:span text:style-name="T1">(…)</text:span></text:p>
            <text:p text:style-name="P1"><text:span text:style-name="T1"/></text:p>
            <text:p text:style-name="P1"><text:span text:style-name="T5"># all commands</text:span></text:p>
            <text:p text:style-name="P1"><text:span text:style-name="T1">$ hadoop </text:span></text:p>
            <text:p text:style-name="P1"><text:span text:style-name="T8">Usage: hadoop [--config confdir] [COMMAND | CLASSNAME]</text:span><text:span text:style-name="T1"> (…)</text:span></text:p>
            <text:p text:style-name="P1"><text:span text:style-name="T8">Most commands print help when invoked w/o parameters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adoop Help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5"># </text:span><text:span text:style-name="T9">fs</text:span></text:p>
            <text:p text:style-name="P1"><text:span text:style-name="T10">$ hadoop fs</text:span></text:p>
            <text:p text:style-name="P1"><text:span text:style-name="T10">Usage: hadoop fs [generic options]</text:span></text:p>
            <text:p text:style-name="P1"><text:span text:style-name="T10"><text:s text:c="8"/></text:span><text:span text:style-name="T10">[-appendToFile &lt;localsrc&gt; ... &lt;dst&gt;]</text:span></text:p>
            <text:p text:style-name="P1"><text:span text:style-name="T10"><text:s text:c="8"/></text:span><text:span text:style-name="T10">[-cat [-ignoreCrc] &lt;src&gt; …]</text:span></text:p>
            <text:p text:style-name="P1"><text:span text:style-name="T10">(…)</text:span></text:p>
            <text:p text:style-name="P1"><text:span text:style-name="T11"><text:s text:c="8"/></text:span><text:span text:style-name="T11">[-copyFromLocal [-f] [-p] [-l] &lt;localsrc&gt; ... &lt;dst&gt;]</text:span></text:p>
            <text:p text:style-name="P1"><text:span text:style-name="T11"><text:s text:c="8"/></text:span><text:span text:style-name="T11">[-copyToLocal [-p] [-ignoreCrc] [-crc] &lt;src&gt; ... &lt;localdst&gt;]</text:span></text:p>
            <text:p text:style-name="P1"><text:span text:style-name="T10">(...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12">Standalone Oper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3">From documentation:</text:span></text:p>
            <text:p text:style-name="P1"><text:span text:style-name="T13"/></text:p>
            <text:p text:style-name="P1"><text:span text:style-name="T13">“</text:span><text:span text:style-name="T13">By default, Hadoop is configured to run in a non-distributed mode, as a single Java process. This is useful for debugging.”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Running a job</text:p>
          </draw:text-box>
        </draw:frame>
        <draw:frame presentation:style-name="pr8" draw:text-style-name="P2" draw:layer="layout" svg:width="25.199cm" svg:height="15.875cm" svg:x="1.4cm" svg:y="4.914cm" presentation:class="subtitle" presentation:user-transformed="true">
          <draw:text-box>
            <text:p text:style-name="P1"><text:span text:style-name="T5"># Standalone Operation (default)</text:span></text:p>
            <text:p text:style-name="P1"><text:span text:style-name="T1">$ mkdir input</text:span></text:p>
            <text:p text:style-name="P1"><text:span text:style-name="T2">$ cp /usr/local/hadoop-2.7.1/etc/hadoop/*.xml input</text:span></text:p>
            <text:p text:style-name="P1"><text:span text:style-name="T2">$ </text:span><text:span text:style-name="T15">hadoop jar /usr/local/hadoop-2.7.1/share/hadoop/mapreduce/</text:span><text:span text:style-name="T16">hadoop-mapreduce-examples-2.7.1.jar</text:span><text:span text:style-name="T15"> grep input </text:span><text:span text:style-name="T16">output</text:span><text:span text:style-name="T15"> 'dfs[a-z.]+'</text:span></text:p>
            <text:p text:style-name="P1"><text:span text:style-name="T14">$ cat output/*</text:span></text:p>
            <text:p text:style-name="P1"><text:span text:style-name="T14">1 <text:s text:c="6"/>dfsadmin</text:span></text:p>
            <text:p text:style-name="P1"><text:span text:style-name="T15">$ hadoop jar /usr/local/hadoop-2.7.1/share/hadoop/mapreduce/hadoop-mapreduce-examples-2.7.1.jar grep input </text:span><text:span text:style-name="T16">output</text:span><text:span text:style-name="T15"> 'security[a-z.]+'</text:span></text:p>
            <text:p text:style-name="P1"><text:span text:style-name="T15">(…)</text:span></text:p>
            <text:p text:style-name="P1"><text:span text:style-name="T16">org.apache.hadoop.mapred.FileAlreadyExistsException: Output directory file:/home/ubuntu/output already exists</text:span></text:p>
            <text:p text:style-name="P1"><text:span text:style-name="T15">(...)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draw:frame presentation:style-name="pr1" draw:text-style-name="P8" draw:layer="layout" svg:width="25.2cm" svg:height="3.467cm" svg:x="1.4cm" svg:y="0.8cm" presentation:class="title">
          <draw:text-box>
            <text:p><text:span text:style-name="T12">Pseudo-Distributed Operation</text:span>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p text:style-name="P1"><text:span text:style-name="T13">From documentation:</text:span></text:p>
            <text:p text:style-name="P1"><text:span text:style-name="T13"/></text:p>
            <text:p text:style-name="P1"><text:span text:style-name="T13">“</text:span><text:span text:style-name="T13">Hadoop can also be run on a single-node in a pseudo-distributed mode where each Hadoop daemon runs in a separate Java process.”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draw:frame presentation:style-name="pr9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10" draw:text-style-name="P2" draw:layer="layout" svg:width="25.199cm" svg:height="13.982cm" svg:x="1.4cm" svg:y="4.914cm" presentation:class="subtitle" presentation:user-transformed="true">
          <draw:text-box>
            <text:p text:style-name="P1"><text:span text:style-name="T5"># </text:span><text:span text:style-name="T17">Edit files</text:span></text:p>
            <text:p text:style-name="P1"><text:span text:style-name="T15">$ sudo vim /usr/local/hadoop-2.7.1/etc/hadoop/core-site.xml</text:span></text:p>
            <text:p text:style-name="P1"><text:span text:style-name="T15"/></text:p>
            <text:p text:style-name="P1"><text:span text:style-name="T18">&lt;configuration&gt;</text:span></text:p>
            <text:p text:style-name="P1"><text:span text:style-name="T18"><text:s text:c="4"/></text:span><text:span text:style-name="T18">&lt;property&gt;</text:span></text:p>
            <text:p text:style-name="P1"><text:span text:style-name="T18"><text:s text:c="8"/></text:span><text:span text:style-name="T18">&lt;name&gt;fs.defaultFS&lt;/name&gt;</text:span></text:p>
            <text:p text:style-name="P1"><text:span text:style-name="T18"><text:s text:c="8"/></text:span><text:span text:style-name="T18">&lt;value&gt;hdfs://localhost:9000&lt;/value&gt;</text:span></text:p>
            <text:p text:style-name="P1"><text:span text:style-name="T18"><text:s text:c="4"/></text:span><text:span text:style-name="T18">&lt;/property&gt;</text:span></text:p>
            <text:p text:style-name="P1"><text:span text:style-name="T18">&lt;/configuration&gt;</text:span></text:p>
            <text:p text:style-name="P1"><text:span text:style-name="T18"/></text:p>
            <text:p text:style-name="P1"><text:span text:style-name="T15">$ sudo vim /usr/local/hadoop-2.7.1/etc/hadoop/hdfs-site.xml</text:span></text:p>
            <text:p text:style-name="P1"><text:span text:style-name="T15"/></text:p>
            <text:p text:style-name="P1"><text:span text:style-name="T18">&lt;configuration&gt;</text:span></text:p>
            <text:p text:style-name="P1"><text:span text:style-name="T18"><text:s text:c="4"/></text:span><text:span text:style-name="T18">&lt;property&gt;</text:span></text:p>
            <text:p text:style-name="P1"><text:span text:style-name="T18"><text:s text:c="8"/></text:span><text:span text:style-name="T18">&lt;name&gt;dfs.replication&lt;/name&gt;</text:span></text:p>
            <text:p text:style-name="P1"><text:span text:style-name="T18"><text:s text:c="8"/></text:span><text:span text:style-name="T18">&lt;value&gt;1&lt;/value&gt;</text:span></text:p>
            <text:p text:style-name="P1"><text:span text:style-name="T18"><text:s text:c="4"/></text:span><text:span text:style-name="T18">&lt;/property&gt;</text:span></text:p>
            <text:p text:style-name="P1"><text:span text:style-name="T18">&lt;/configuration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Setup passphraseless ssh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0"># check</text:span></text:p>
            <text:p text:style-name="P1"><text:span text:style-name="T21">$ ssh localhost</text:span></text:p>
            <text:p text:style-name="P1"><text:span text:style-name="T21"/></text:p>
            <text:p text:style-name="P1"><text:span text:style-name="T20"># setup if required</text:span></text:p>
            <text:p text:style-name="P1"><text:span text:style-name="T21">$ ssh-keygen -t dsa -P '' -f ~/.ssh/id_dsa</text:span></text:p>
            <text:p text:style-name="P1"><text:span text:style-name="T7">$ cat ~/.ssh/id_dsa.pub &gt;&gt; ~/.ssh/authorized_keys</text:span></text:p>
            <text:p text:style-name="P1"><text:span text:style-name="T7">$ export HADOOP\_PREFIX=/usr/local/hadoop-2.7.1</text:span></text:p>
            <text:p text:style-name="P1"><text:span text:style-name="T16"/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Other configurations</text:span></text:p>
          </draw:text-box>
        </draw:frame>
        <draw:frame presentation:style-name="pr11" draw:text-style-name="P2" draw:layer="layout" svg:width="25.199cm" svg:height="13.445cm" svg:x="1.4cm" svg:y="4.614cm" presentation:class="subtitle" presentation:user-transformed="true">
          <draw:text-box>
            <text:p text:style-name="P1"><text:span text:style-name="T20"># edit hadoop-env.sh</text:span></text:p>
            <text:p text:style-name="P1"><text:span text:style-name="T11">$ sudo vim /usr/local/hadoop-2.7.1/etc/hadoop/hadoop-env.sh</text:span></text:p>
            <text:p text:style-name="P1"><text:span text:style-name="T21"/></text:p>
            <text:p text:style-name="P1"><text:span text:style-name="T21">export JAVA_HOME=/usr/lib/jvm/java-8-oracle/</text:span></text:p>
            <text:p text:style-name="P1"><text:span text:style-name="T21"/></text:p>
            <text:p text:style-name="P1"><text:span text:style-name="T20"># add user to group</text:span></text:p>
            <text:p text:style-name="P1"><text:span text:style-name="T21">$ sudo usermod -a -G hadoop ubuntu</text:span></text:p>
            <text:p text:style-name="P1"><text:span text:style-name="T21"/></text:p>
            <text:p text:style-name="P1"><text:span text:style-name="T20"># setup log directory</text:span></text:p>
            <text:p text:style-name="P1"><text:span text:style-name="T21">$ sudo mkdir /usr/local/hadoop-2.7.1/logs</text:span></text:p>
            <text:p text:style-name="P1"><text:span text:style-name="T11">$ sudo chown ubuntu:hadoop /usr/local/hadoop-2.7.1/logs/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Execution - I</text:span></text:p>
          </draw:text-box>
        </draw:frame>
        <draw:frame presentation:style-name="pr12" draw:text-style-name="P2" draw:layer="layout" svg:width="25.199cm" svg:height="14.863cm" svg:x="1.4cm" svg:y="4.914cm" presentation:class="subtitle" presentation:user-transformed="true">
          <draw:text-box>
            <text:p text:style-name="P1"><text:span text:style-name="T20"># Format the filesystem</text:span></text:p>
            <text:p text:style-name="P1"><text:span text:style-name="T21">$ hdfs namenode -format</text:span></text:p>
            <text:p text:style-name="P1"><text:span text:style-name="T21"/></text:p>
            <text:p text:style-name="P1"><text:span text:style-name="T22"># Start NameNode daemon and DataNode daemon</text:span></text:p>
            <text:p text:style-name="P1"><text:span text:style-name="T21">$ start-dfs.sh</text:span></text:p>
            <text:p text:style-name="P1"><text:span text:style-name="T21"/></text:p>
            <text:p text:style-name="P1"><text:span text:style-name="T22"># Install Apache</text:span></text:p>
            <text:p text:style-name="P1"><text:span text:style-name="T21">$ sudo apt-get install apache2</text:span></text:p>
            <text:p text:style-name="P1"><text:span text:style-name="T21">$ sudo /etc/init.d/apache2 start</text:span></text:p>
            <text:p text:style-name="P1"><text:span text:style-name="T21"/></text:p>
            <text:p text:style-name="P1"><text:span text:style-name="T20"># Browse the web interface for the NameNode</text:span></text:p>
            <text:p text:style-name="P1"><text:span text:style-name="T21">http://localhost:50070/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Execution - II</text:span></text:p>
          </draw:text-box>
        </draw:frame>
        <draw:frame presentation:style-name="pr13" draw:text-style-name="P2" draw:layer="layout" svg:width="25.199cm" svg:height="12.733cm" svg:x="1.4cm" svg:y="4.914cm" presentation:class="subtitle" presentation:user-transformed="true">
          <draw:text-box>
            <text:p text:style-name="P1"><text:span text:style-name="T20"># Create HDFS directory</text:span></text:p>
            <text:p text:style-name="P1"><text:span text:style-name="T21">$ hdfs dfs -mkdir /input</text:span></text:p>
            <text:p text:style-name="P1"><text:span text:style-name="T21"/></text:p>
            <text:p text:style-name="P1"><text:span text:style-name="T20"># Copy input files into HDFS</text:span></text:p>
            <text:p text:style-name="P1"><text:span text:style-name="T21">$ hdfs dfs -put &lt;hadoop dir&gt;/etc/hadoop/* /input</text:span></text:p>
            <text:p text:style-name="P1"><text:span text:style-name="T23"># NB On error stop hdfs,clear /tmp/hadoop-user and reformat namenode</text:span></text:p>
            <text:p text:style-name="P1"><text:span text:style-name="T21"/></text:p>
            <text:p text:style-name="P1"><text:span text:style-name="T20"># Run the example</text:span></text:p>
            <text:p text:style-name="P1"><text:span text:style-name="T23">$ hadoop jar /usr/local/hadoop-2.7.1/share/hadoop/mapreduce/</text:span><text:span text:style-name="T16">hadoop-mapreduce-examples-2.7.1.jar</text:span><text:span text:style-name="T23"> grep /input </text:span><text:span text:style-name="T16">output</text:span><text:span text:style-name="T23"> 'dfs[a-z.]+'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View output files and stop HDF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0"># List HDFS files</text:span></text:p>
            <text:p text:style-name="P1"><text:span text:style-name="T21">$ hdfs dfs -cat output/*</text:span></text:p>
            <text:p text:style-name="P1"><text:span text:style-name="T21"/></text:p>
            <text:p text:style-name="P1"><text:span text:style-name="T20"># Copy to local filesystem</text:span></text:p>
            <text:p text:style-name="P1"><text:span text:style-name="T21">$ hdfs dfs -get output output </text:span></text:p>
            <text:p text:style-name="P1"><text:span text:style-name="T21"/></text:p>
            <text:p text:style-name="P1"><text:span text:style-name="T20"># Stop HDFS daemons</text:span></text:p>
            <text:p text:style-name="P1"><text:span text:style-name="T21">$ stop-dfs.sh</text:span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YARN on a Single Node - I</text:span></text:p>
          </draw:text-box>
        </draw:frame>
        <draw:frame presentation:style-name="pr14" draw:text-style-name="P2" draw:layer="layout" svg:width="25.199cm" svg:height="14.215cm" svg:x="1.4cm" svg:y="4.914cm" presentation:class="subtitle" presentation:user-transformed="true">
          <draw:text-box>
            <text:p text:style-name="P1"><text:span text:style-name="T20"># Edit etc/hadoop/mapred-site.xml</text:span></text:p>
            <text:p text:style-name="P1"><text:span text:style-name="T23">&lt;configuration&gt;</text:span></text:p>
            <text:p text:style-name="P1"><text:span text:style-name="T23"><text:s text:c="4"/></text:span><text:span text:style-name="T23">&lt;property&gt;</text:span></text:p>
            <text:p text:style-name="P1"><text:span text:style-name="T23"><text:s text:c="6"/></text:span><text:span text:style-name="T23">&lt;name&gt;mapreduce.framework.name&lt;/name&gt;</text:span></text:p>
            <text:p text:style-name="P1"><text:span text:style-name="T23"><text:s text:c="8"/></text:span><text:span text:style-name="T23">&lt;value&gt;yarn&lt;/value&gt;</text:span></text:p>
            <text:p text:style-name="P1"><text:span text:style-name="T23"><text:s text:c="4"/></text:span><text:span text:style-name="T23">&lt;/property&gt;</text:span></text:p>
            <text:p text:style-name="P1"><text:span text:style-name="T23">&lt;/configuration&gt;</text:span></text:p>
            <text:p text:style-name="P1"><text:span text:style-name="T21"/></text:p>
            <text:p text:style-name="P1"><text:span text:style-name="T20"># Edit etc/hadoop/yarn-site.xml</text:span></text:p>
            <text:p text:style-name="P1"><text:span text:style-name="T23">&lt;configuration&gt;</text:span></text:p>
            <text:p text:style-name="P1"><text:span text:style-name="T23"><text:s text:c="4"/></text:span><text:span text:style-name="T23">&lt;property&gt;</text:span></text:p>
            <text:p text:style-name="P1"><text:span text:style-name="T23"><text:s text:c="8"/></text:span><text:span text:style-name="T23">&lt;name&gt;yarn.nodemanager.aux-services&lt;/name&gt;</text:span></text:p>
            <text:p text:style-name="P1"><text:span text:style-name="T23"><text:s text:c="8"/></text:span><text:span text:style-name="T23">&lt;value&gt;mapreduce_shuffle&lt;/value&gt;</text:span></text:p>
            <text:p text:style-name="P1"><text:span text:style-name="T23"><text:s text:c="4"/></text:span><text:span text:style-name="T23">&lt;/property&gt;</text:span></text:p>
            <text:p text:style-name="P1"><text:span text:style-name="T23">&lt;/configuration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draw:frame presentation:style-name="pr9" draw:text-style-name="P10" draw:layer="layout" svg:width="25.199cm" svg:height="3.506cm" svg:x="1.4cm" svg:y="0.837cm" presentation:class="title" presentation:user-transformed="true">
          <draw:text-box>
            <text:p><text:span text:style-name="T19">YARN on a Single Node - II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4"># Start ResourceManager and NodeManager daemons</text:span></text:p>
            <text:p text:style-name="P1"><text:span text:style-name="T21">$ start-yarn.sh</text:span></text:p>
            <text:p text:style-name="P1"><text:span text:style-name="T11"/></text:p>
            <text:p text:style-name="P1"><text:span text:style-name="T24"># Browse the web interface for the ResourceManager</text:span></text:p>
            <text:p text:style-name="P1"><text:span text:style-name="T23"><text:a xlink:href="http://localhost:8088/" xlink:type="simple">http://localhost:8088/</text:a></text:span></text:p>
            <text:p text:style-name="P1"><text:span text:style-name="T23"/></text:p>
            <text:p text:style-name="P1"><text:span text:style-name="T21"># Run a MapReduce job</text:span></text:p>
            <text:p text:style-name="P1"><text:span text:style-name="T21"/></text:p>
            <text:p text:style-name="P1"><text:span text:style-name="T21"># Stop daemons</text:span></text:p>
            <text:p text:style-name="P1"><text:span text:style-name="T21">$ stop-yarn.sh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1:44:15.489000000</dc:date>
    <meta:editing-duration>PT18H22M59S</meta:editing-duration>
    <meta:editing-cycles>21</meta:editing-cycles>
    <meta:generator>LibreOffice/4.4.2.2$Windows_x86 LibreOffice_project/c4c7d32d0d49397cad38d62472b0bc8acff48dd6</meta:generator>
    <meta:document-statistic meta:object-count="113"/>
  </office:meta>
</office:document-meta>
</file>